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expression table:name="local1" table:base-cell-address="$Spreadsheet.$B$2" table:expression="[$Spreadsheet.$O$8]"/>
        </table:named-expressions>
      </table:table>
      <table:table table:name="Mathematical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5"/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</table:table-row>
      </table:table>
      <table:table table:name="Information" table:style-name="ta1"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float" office:value="1">
            <text:p>1</text:p>
          </table:table-cell>
          <table:table-cell table:formula="of:=ISEVEN(-3)" office:value-type="float" office:value="0">
            <text:p>0</text:p>
          </table:table-cell>
          <table:table-cell table:formula="of:=ISEVEN(3)" office:value-type="float" office:value="0">
            <text:p>0</text:p>
          </table:table-cell>
          <table:table-cell table:formula="of:=ISEVEN(10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float" office:value="1">
            <text:p>1</text:p>
          </table:table-cell>
          <table:table-cell table:formula="of:=ISODD(2)" office:value-type="float" office:value="0">
            <text:p>0</text:p>
          </table:table-cell>
          <table:table-cell table:formula="of:=ISODD(0)" office:value-type="float" office:value="0">
            <text:p>0</text:p>
          </table:table-cell>
          <table:table-cell table:formula="of:=ISODD(-5)" office:value-type="float" office:value="1">
            <text:p>1</text:p>
          </table:table-cell>
          <table:table-cell table:formula="of:=ISODD(10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03:2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1-04T03:19:39</dc:date>
    <dc:creator>Markus Mohrhard</dc:creator>
    <meta:editing-duration>P3DT25M37S</meta:editing-duration>
    <meta:editing-cycles>8</meta:editing-cycles>
    <meta:generator>LibreOffice/3.4$Unix LibreOffice_project/340m1$Build-1206</meta:generator>
    <meta:document-statistic meta:table-count="4" meta:cell-count="144" meta:object-count="0"/>
  </office:meta>
</office:document-meta>
</file>